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4100000B05000005117C833063.wmf"/>
  <manifest:file-entry manifest:media-type="" manifest:full-path="Pictures/2000003F00000B040000049F69BDAB3B.wmf"/>
  <manifest:file-entry manifest:media-type="" manifest:full-path="Pictures/200000AA00000B04000005DEB155A12E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Text_20_body" style:list-style-name="L1"/>
    <style:style style:name="P5" style:family="paragraph" style:parent-style-name="Text_20_body" style:list-style-name="L1"/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2"/>
    <style:style style:name="P9" style:family="paragraph" style:parent-style-name="Text_20_body" style:list-style-name="L3">
      <style:paragraph-properties fo:text-align="start" style:justify-single-word="false"/>
    </style:style>
    <style:style style:name="P10" style:family="paragraph" style:parent-style-name="Text_20_body" style:list-style-name="L4">
      <style:paragraph-properties fo:text-align="start" style:justify-single-word="false"/>
    </style:style>
    <style:style style:name="P11" style:family="paragraph" style:parent-style-name="Text_20_body" style:list-style-name="L4">
      <style:paragraph-properties fo:text-align="start" style:justify-single-word="false"/>
    </style:style>
    <style:style style:name="P12" style:family="paragraph" style:parent-style-name="Text_20_body" style:list-style-name="L4">
      <style:paragraph-properties fo:text-align="start" style:justify-single-word="false"/>
    </style:style>
    <style:style style:name="P13" style:family="paragraph" style:parent-style-name="Text_20_body" style:list-style-name="L5">
      <style:paragraph-properties fo:text-align="start" style:justify-single-word="false"/>
    </style:style>
    <style:style style:name="P14" style:family="paragraph" style:parent-style-name="Text_20_body" style:list-style-name="L5">
      <style:paragraph-properties fo:text-align="start" style:justify-single-word="false"/>
    </style:style>
    <style:style style:name="P15" style:family="paragraph" style:parent-style-name="Text_20_body" style:list-style-name="L5">
      <style:paragraph-properties fo:text-align="start" style:justify-single-word="false"/>
    </style:style>
    <style:style style:name="P16" style:family="paragraph" style:parent-style-name="Text_20_body" style:list-style-name="L5">
      <style:paragraph-properties fo:text-align="start" style:justify-single-word="false"/>
    </style:style>
    <style:style style:name="P17" style:family="paragraph" style:parent-style-name="Text_20_body" style:list-style-name="L7">
      <style:paragraph-properties fo:text-align="start" style:justify-single-word="false"/>
    </style:style>
    <style:style style:name="P18" style:family="paragraph" style:parent-style-name="Text_20_body" style:list-style-name="L8">
      <style:paragraph-properties fo:text-align="start" style:justify-single-word="false"/>
    </style:style>
    <style:style style:name="P19" style:family="paragraph" style:parent-style-name="Text_20_body" style:list-style-name="L8">
      <style:paragraph-properties fo:text-align="start" style:justify-single-word="false"/>
    </style:style>
    <style:style style:name="P20" style:family="paragraph" style:parent-style-name="Text_20_body" style:list-style-name="L8">
      <style:paragraph-properties fo:text-align="start" style:justify-single-word="false"/>
    </style:style>
    <style:style style:name="P21" style:family="paragraph" style:parent-style-name="Text_20_body" style:list-style-name="L6"/>
    <style:style style:name="P22" style:family="paragraph" style:parent-style-name="Text_20_body" style:list-style-name="L6"/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mport dát</text:h>
      <text:p text:style-name="Text_20_body"/>
      <text:h text:style-name="Heading_20_2" text:outline-level="2">Analýza</text:h>
      <text:p text:style-name="Text_20_body">Úlohou časti systému Import dát je zabezpečiť získanie informácií o absolventoch z existujúcich fakultných systémov.</text:p>
      <text:p text:style-name="Text_20_body">Študent je počas štúdia evidovaný vo viacerých fakultných informačných systémoch, ktoré evidujú osobné a kontaktné informácie študenta, informácie o štúdiu, o absolvovaných predmetoch a záverečných prácach. Tieto informácie ostávajú v systéme aj po ukončení štúdia. Je vhodné, ak náš systém bude získavať už evidované informácie ich importom, aby ich používatelia nemuseli zadávať. Tento prístup zároveň rieši aj perspektívny problém s evidenciou údajov absolventov, ktorí náš systém nikdy nepoužijú. Našou úlohou však je motivovať absolventov k aktívnemu používaniu systému, aby evidované informácie boli aktuálne.</text:p>
      <text:p text:style-name="Text_20_body">Importom je možné získať nasledujúce informácie:</text:p>
      <text:list text:style-name="L1">
        <text:list-item>
          <text:p text:style-name="P4">prihlasovacie údaje</text:p>
        </text:list-item>
        <text:list-item>
          <text:p text:style-name="P4">osobné a štúdijné údaje – evidované v systéme AIS</text:p>
        </text:list-item>
        <text:list-item>
          <text:p text:style-name="P4">informácie o záverečných prácach a záverečné práce v elektronickej podobe – evidované v systéme YonBan</text:p>
        </text:list-item>
      </text:list>
      <text:p text:style-name="Text_20_body"/>
      <text:h text:style-name="Heading_20_2" text:outline-level="2">Špecifikácia</text:h>
      <text:p text:style-name="Text_20_body">Importovať sa budú osobné údaje zo systému AIS a informácie o záverečných prácach zo systému YonBan.</text:p>
      <text:p text:style-name="Text_20_body">Prihlasovacie údaje sme sa rozhodli neimportovať z dvoch dvôvodov:</text:p>
      <text:list text:style-name="L2">
        <text:list-item>
          <text:p text:style-name="P7">kvôli zložitosti prihlasovacích mien – nie sú jednoducho zapamätateľné,</text:p>
        </text:list-item>
        <text:list-item>
          <text:p text:style-name="P7">kvôli citlivému charakteru údajov – import hesiel, aj keď len ich hash kódov.</text:p>
        </text:list-item>
      </text:list>
      <text:p text:style-name="Text_20_body">Prihlasovacie mená budú mať tvar: meno.priezvisko, alebo meno.priezvisko.rok_ukončenia v prípade menovcov.</text:p>
      <text:p text:style-name="Text_20_body">Prvotné heslá budú zostavené z importovaných osobných údajov (rodné číslo), pričom používatelia si toto heslo povinne zmenia po prvom prihlásení.</text:p>
      <text:p text:style-name="Text_20_body"/>
      <text:p text:style-name="Text_20_body">Požiadavky na import dát sú znázornené modelom prípadov použitia na obrázku číslo XX.</text:p>
      <text:p text:style-name="Text_20_body"/>
      <text:p text:style-name="P1"><draw:frame draw:style-name="fr1" draw:name="obrázky1" text:anchor-type="paragraph" svg:width="7.999cm" svg:height="3.33cm" draw:z-index="0"><draw:image xlink:href="Pictures/2000003F00000B040000049F69BDAB3B.wmf" xlink:type="simple" xlink:show="embed" xlink:actuate="onLoad"/></draw:frame>Obrázok XX. Model prípadov použitia modulu Import dát.</text:p>
      <text:p text:style-name="P2"/>
      <text:p text:style-name="P2"><text:soft-page-break/>Hráči:</text:p>
      <text:list text:style-name="L3">
        <text:list-item>
          <text:p text:style-name="P9">Správca – správca obsahu uskutočňuje import dát z fakultných informačných systémov</text:p>
        </text:list-item>
      </text:list>
      <text:p text:style-name="P2"/>
      <text:p text:style-name="P2">Prípady použitia:</text:p>
      <text:list text:style-name="L4">
        <text:list-item>
          <text:p text:style-name="P10">Import dát – predstavuje všeobecný prípad importu, zahŕňa import z AIS a z YonBanu</text:p>
        </text:list-item>
        <text:list-item>
          <text:p text:style-name="P10">Import z AIS – importujú sa osobné dáta absolventov</text:p>
        </text:list-item>
        <text:list-item>
          <text:p text:style-name="P10">Import z YonBanu – importujú sa dáta o záverečných prácach</text:p>
        </text:list-item>
      </text:list>
      <text:p text:style-name="P2"/>
      <text:h text:style-name="Heading_20_2" text:outline-level="2" text:is-list-header="true">Návrh</text:h>
      <text:p text:style-name="Text_20_body">Logický model údajov modulu Import dát je na obrázku XX.</text:p>
      <text:p text:style-name="Text_20_body"/>
      <text:p text:style-name="P1"><draw:frame draw:style-name="fr1" draw:name="obrázky3" text:anchor-type="paragraph" svg:width="15cm" svg:height="7.96cm" draw:z-index="2"><draw:image xlink:href="Pictures/200000AA00000B04000005DEB155A12E.wmf" xlink:type="simple" xlink:show="embed" xlink:actuate="onLoad"/></draw:frame>Obrázok XX. Logický model údajov modulu Import dát</text:p>
      <text:p text:style-name="P2"/>
      <text:p text:style-name="P2">Profil absolventa (entita Absolvent), ktorý je naplnený importovanými dátami, predstavujú jednu z hlavných častí systému. Ostatné časti systému sú previazané s touto entitou.</text:p>
      <text:p text:style-name="P2">Osobné údaje evidované entitou Absolvent sú previazané s modulom Bezpečnosť entitou Používateľ, keďže každému absolventovi patrí jedno používateľské konto (môže sa prihlasovať do systému) a každému používateľovi prislúcha jeden osobný profil (môže editovať svoje osobné údaje).</text:p>
      <text:p text:style-name="P2"/>
      <text:h text:style-name="Heading_20_3" text:outline-level="3">Entity dátového modelu:</text:h>
      <text:list text:style-name="L5">
        <text:list-item>
          <text:p text:style-name="P13">Používateľ – údajová entita, ktorá predstavuje používateľa systému; uchováva prihlasovacie údaje: meno a heslo</text:p>
        </text:list-item>
        <text:list-item>
          <text:p text:style-name="P13">Absolvent – údajová entita evidujúca osobné informácie, kontaktné informácie a informácie o štúdiu absolventa; je previazaná so všeobecnými informáciami o štúdiu a informáciami o riešených projektoch</text:p>
        </text:list-item>
        <text:list-item>
          <text:p text:style-name="P13"><text:soft-page-break/>Štúdium – údajová entita uchovávajúca informácie o type štúdia: štúdijný odbor, štúdijný program a stupeň štúdia (bakalársky, inžiniersky alebo doktorandský)</text:p>
        </text:list-item>
        <text:list-item>
          <text:p text:style-name="P13">Projekt – údajová entita, ktorá udržuje informácie o riešených projektoch: vedúci, prípadne pedagogický vedúci (ak je vedúci odborným vedúcim), rok riešenia projektu, názov (SK, EN), abstrakt (SK, EN)</text:p>
        </text:list-item>
      </text:list>
      <text:h text:style-name="P3" text:outline-level="1">Export dát</text:h>
      <text:h text:style-name="Heading_20_2" text:outline-level="2">Analýza</text:h>
      <text:p text:style-name="Text_20_body">Export dát má zabezpečiť extrahovanie dát o absolventoch z databázy do želaného formátu pre ďalšie spracovanie dát fakultou. Táto časť systému má byť modulárna a má zabezpečiť export do rôznych formátov prostredníctvom modulov.</text:p>
      <text:p text:style-name="Text_20_body">Vhodné je umožniť export vo forme:</text:p>
      <text:list text:style-name="L6">
        <text:list-item>
          <text:p text:style-name="P21">zoznamu alebo tabuľky – riadok predstavujú jednotlivých absolventov a stĺpce prezentújú rôzne atribúty</text:p>
        </text:list-item>
        <text:list-item>
          <text:p text:style-name="P21">ročenky</text:p>
        </text:list-item>
      </text:list>
      <text:p text:style-name="Text_20_body">Vhodným nástrojom na ďalšie spracovanie údajov v tabuľkách je Microsoft Excel. Preto sa ako vhodné exportné formáty javia XLS, prípadne CSV (<text:span text:style-name="T1">Comma Separated Values</text:span>), čo je textový formát, ktorý dokáže Excel importovať.</text:p>
      <text:p text:style-name="Text_20_body">Na export ročenky sa ako vhodný formát ponúka PDF, ktorý vyprodukuje ročenku v podobe tlačového dokumentu. Alternatívne by sa dala ročenka exportovať v podobe interaktívnej aplikácie vo formáte Flash, alebo inom.</text:p>
      <text:h text:style-name="Heading_20_2" text:outline-level="2">Špecifikácia</text:h>
      <text:p text:style-name="Text_20_body">Špeciálnou požiadavkou na funkcionalitu exportu zo strany fakulty je export do formátov XLS a PDF, preto systém bude ponúkať základný export do týchto formátov.</text:p>
      <text:p text:style-name="Text_20_body"/>
      <text:p text:style-name="Text_20_body">Požiadavky na import dát sú znázornené modelom prípadov použitia na obrázku číslo XX.</text:p>
      <text:p text:style-name="Text_20_body"/>
      <text:p text:style-name="P1"><draw:frame draw:style-name="fr2" draw:name="obrázky2" text:anchor-type="paragraph" svg:width="7.999cm" svg:height="3.48cm" draw:z-index="1"><draw:image xlink:href="Pictures/2000004100000B05000005117C833063.wmf" xlink:type="simple" xlink:show="embed" xlink:actuate="onLoad"/></draw:frame>Obrázok XX. Model prípadov použitia modulu Import dát.</text:p>
      <text:p text:style-name="P2"/>
      <text:p text:style-name="P2">Hráči:</text:p>
      <text:list text:style-name="L7">
        <text:list-item>
          <text:p text:style-name="P17">Používateľ – predstavuje všeobecného používateľa systému, pričom rôznym kategóriám používateľom sú dáta exportované v rôznom rozsahu v závislosti od oprávnenia</text:p>
        </text:list-item>
      </text:list>
      <text:p text:style-name="P2"/>
      <text:p text:style-name="P2">Prípady použitia:</text:p>
      <text:list text:style-name="L8">
        <text:list-item>
          <text:p text:style-name="P18">Export dát – všeobecný prípad exportu, predstavuje rozhranie pre exportné moduly</text:p>
        </text:list-item>
        <text:list-item>
          <text:p text:style-name="P18">Export do XLS – export dát do formátu programu Microsoft Excel: XLS</text:p>
        </text:list-item>
        <text:list-item>
          <text:p text:style-name="P18">Export do PDF – export zoznamu absolventov do PDF</text:p>
        </text:list-item>
      </text:list>
      <text:h text:style-name="Heading_20_2" text:outline-level="2"><text:soft-page-break/>Návrh</text:h>
      <text:p text:style-name="Text_20_body">Modul exportu získavá dáta z profilu absolventa, ktorý je zobrazený na obrázku č. X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7-11-10T00:08:33</meta:creation-date>
    <dc:creator>Jozef Hergott</dc:creator>
    <dc:date>2007-11-11T21:37:24</dc:date>
    <meta:editing-cycles>4</meta:editing-cycles>
    <meta:editing-duration>PT2H29M7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5" meta:paragraph-count="53" meta:word-count="668" meta:character-count="4825"/>
  </office:meta>
</office:document-meta>
</file>